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rrencyValidator.parse( String value , Format formatt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urrencyValidator.Currency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Validator.CurrencyValidator( boolean strict , boolean allowFra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rrency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